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dia/image6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Grafik 1" text:anchor-type="as-char" svg:x="0in" svg:y="0in" svg:width="6.3in" svg:height="3.74722in" style:rel-width="scale" style:rel-height="scale"><draw:image xlink:href="media/image1.emf" xlink:type="simple" xlink:show="embed" xlink:actuate="onLoad"/><svg:title/><svg:desc/></draw:frame></text:p>
      <text:p text:style-name="Standard"><draw:frame draw:style-name="a1" draw:name="Grafik 2" text:anchor-type="as-char" svg:x="0in" svg:y="0in" svg:width="4.15625in" svg:height="3.11458in" style:rel-width="scale" style:rel-height="scale"><draw:image xlink:href="media/image2.emf" xlink:type="simple" xlink:show="embed" xlink:actuate="onLoad"/><svg:title/><svg:desc/></draw:frame></text:p>
      <text:p text:style-name="Standard"><draw:frame draw:style-name="a2" draw:name="Grafik 3" text:anchor-type="as-char" svg:x="0in" svg:y="0in" svg:width="4.15625in" svg:height="2.70833in" style:rel-width="scale" style:rel-height="scale"><draw:image xlink:href="media/image3.emf" xlink:type="simple" xlink:show="embed" xlink:actuate="onLoad"/><svg:title/><svg:desc/></draw:frame></text:p>
      <text:soft-page-break/>
      <text:p text:style-name="Standard"><draw:frame draw:style-name="a3" draw:name="Grafik 4" text:anchor-type="as-char" svg:x="0in" svg:y="0in" svg:width="4.15625in" svg:height="0.76042in" style:rel-width="scale" style:rel-height="scale"><draw:image xlink:href="media/image4.emf" xlink:type="simple" xlink:show="embed" xlink:actuate="onLoad"/><svg:title/><svg:desc/></draw:frame></text:p>
      <text:p text:style-name="Standard"><draw:frame draw:style-name="a4" draw:name="Grafik 5" text:anchor-type="as-char" svg:x="0in" svg:y="0in" svg:width="4.15625in" svg:height="0.64583in" style:rel-width="scale" style:rel-height="scale"><draw:image xlink:href="media/image5.emf" xlink:type="simple" xlink:show="embed" xlink:actuate="onLoad"/><svg:title/><svg:desc/></draw:frame></text:p>
      <text:p text:style-name="Standard"><draw:frame draw:style-name="a5" draw:name="Grafik 6" text:anchor-type="as-char" svg:x="0in" svg:y="0in" svg:width="6.3in" svg:height="0.85694in" style:rel-width="scale" style:rel-height="scale"><draw:image xlink:href="media/image6.e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bastian Bachler</meta:initial-creator>
    <dc:creator>Sebastian Bachler</dc:creator>
    <meta:creation-date>2022-07-07T11:54:00Z</meta:creation-date>
    <dc:date>2022-07-07T11:56:00Z</dc:date>
    <meta:template xlink:href="Normal.dotm" xlink:type="simple"/>
    <meta:editing-cycles>1</meta:editing-cycles>
    <meta:editing-duration>PT0S</meta:editing-duration>
    <meta:document-statistic meta:page-count="2" meta:paragraph-count="1" meta:word-count="1" meta:character-count="11" meta:row-count="1" meta:non-whitespace-character-count="11"/>
  </office:meta>
</office:document-meta>
</file>